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51c" officeooo:paragraph-rsid="001b351c"/>
    </style:style>
    <style:style style:name="P2" style:family="paragraph" style:parent-style-name="Standard">
      <style:text-properties fo:font-weight="bold" officeooo:rsid="001b351c" officeooo:paragraph-rsid="001b351c" style:font-weight-asian="bold" style:font-weight-complex="bold"/>
    </style:style>
    <style:style style:name="P3" style:family="paragraph" style:parent-style-name="Standard">
      <style:text-properties fo:font-weight="bold" officeooo:rsid="001d6843" officeooo:paragraph-rsid="001d6843" style:font-weight-asian="bold" style:font-weight-complex="bold"/>
    </style:style>
    <style:style style:name="P4" style:family="paragraph" style:parent-style-name="Standard">
      <style:text-properties fo:font-weight="bold" officeooo:rsid="0023f8b7" officeooo:paragraph-rsid="0023f8b7" style:font-weight-asian="bold" style:font-weight-complex="bold"/>
    </style:style>
    <style:style style:name="P5" style:family="paragraph" style:parent-style-name="Standard">
      <style:text-properties fo:font-weight="bold" officeooo:rsid="0025c2b5" officeooo:paragraph-rsid="0025c2b5" style:font-weight-asian="bold" style:font-weight-complex="bold"/>
    </style:style>
    <style:style style:name="P6" style:family="paragraph" style:parent-style-name="Standard">
      <style:text-properties fo:font-weight="bold" officeooo:rsid="0029438c" officeooo:paragraph-rsid="0029438c" style:font-weight-asian="bold" style:font-weight-complex="bold"/>
    </style:style>
    <style:style style:name="P7" style:family="paragraph" style:parent-style-name="Standard">
      <style:text-properties officeooo:rsid="001b7823" officeooo:paragraph-rsid="001b7823"/>
    </style:style>
    <style:style style:name="P8" style:family="paragraph" style:parent-style-name="Standard">
      <style:text-properties officeooo:paragraph-rsid="0020d82d"/>
    </style:style>
    <style:style style:name="P9" style:family="paragraph" style:parent-style-name="Standard" style:list-style-name="L2">
      <style:text-properties officeooo:paragraph-rsid="0020d82d"/>
    </style:style>
    <style:style style:name="P10" style:family="paragraph" style:parent-style-name="Standard" style:list-style-name="L2">
      <style:text-properties officeooo:rsid="0020d82d" officeooo:paragraph-rsid="0020d82d"/>
    </style:style>
    <style:style style:name="P11" style:family="paragraph" style:parent-style-name="Standard">
      <style:text-properties officeooo:rsid="0020d82d" officeooo:paragraph-rsid="0020d82d"/>
    </style:style>
    <style:style style:name="P12" style:family="paragraph" style:parent-style-name="Standard">
      <style:paragraph-properties fo:text-align="start" style:justify-single-word="false"/>
      <style:text-properties officeooo:rsid="0022ede6" officeooo:paragraph-rsid="0022ede6"/>
    </style:style>
    <style:style style:name="P13" style:family="paragraph" style:parent-style-name="Standard">
      <style:text-properties fo:font-weight="normal" officeooo:rsid="00239f44" officeooo:paragraph-rsid="00239f44" style:font-weight-asian="normal" style:font-weight-complex="normal"/>
    </style:style>
    <style:style style:name="P14" style:family="paragraph" style:parent-style-name="Standard">
      <style:text-properties fo:font-weight="normal" officeooo:rsid="0023f8b7" officeooo:paragraph-rsid="0023f8b7" style:font-weight-asian="normal" style:font-weight-complex="normal"/>
    </style:style>
    <style:style style:name="P15" style:family="paragraph" style:parent-style-name="Standard">
      <style:text-properties fo:font-weight="normal" officeooo:rsid="0029438c" officeooo:paragraph-rsid="0029438c" style:font-weight-asian="normal" style:font-weight-complex="normal"/>
    </style:style>
    <style:style style:name="P16" style:family="paragraph" style:parent-style-name="Standard">
      <style:text-properties officeooo:rsid="0025c2b5" officeooo:paragraph-rsid="0025c2b5"/>
    </style:style>
    <style:style style:name="T1" style:family="text">
      <style:text-properties officeooo:rsid="001ce86d"/>
    </style:style>
    <style:style style:name="T2" style:family="text">
      <style:text-properties fo:font-style="normal" style:font-style-asian="normal" style:font-style-complex="normal"/>
    </style:style>
    <style:style style:name="T3" style:family="text">
      <style:text-properties fo:font-style="normal" officeooo:rsid="001d6843" style:font-style-asian="normal" style:font-style-complex="normal"/>
    </style:style>
    <style:style style:name="T4" style:family="text">
      <style:text-properties fo:font-style="normal" officeooo:rsid="001ee7da" style:font-style-asian="normal" style:font-style-complex="normal"/>
    </style:style>
    <style:style style:name="T5" style:family="text">
      <style:text-properties fo:font-style="normal" officeooo:rsid="0020d82d" style:font-style-asian="normal" style:font-style-complex="normal"/>
    </style:style>
    <style:style style:name="T6" style:family="text">
      <style:text-properties fo:font-style="normal" officeooo:rsid="0023f8b7" style:font-style-asian="normal" style:font-style-complex="normal"/>
    </style:style>
    <style:style style:name="T7" style:family="text">
      <style:text-properties fo:font-style="normal" officeooo:rsid="0024e05e" style:font-style-asian="normal" style:font-style-complex="normal"/>
    </style:style>
    <style:style style:name="T8" style:family="text">
      <style:text-properties fo:font-style="normal" officeooo:rsid="002a9656" style:font-style-asian="normal" style:font-style-complex="normal"/>
    </style:style>
    <style:style style:name="T9" style:family="text">
      <style:text-properties fo:font-style="normal" officeooo:rsid="002d0e74"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25c2b5"/>
    </style:style>
    <style:style style:name="T12" style:family="text">
      <style:text-properties officeooo:rsid="002d0e74"/>
    </style:style>
    <style:style style:name="T13" style:family="text">
      <style:text-properties officeooo:rsid="002ea0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All participants:</text:p>
      <text:p text:style-name="P16">As the system is <text:span text:style-name="T13">a</text:span> collaborative system, communication between every user is necessary.</text:p>
      <text:p text:style-name="P1"><text:span text:style-name="T13">Every</text:span> <text:span text:style-name="T11">device(including PC, HTC Vive, Samsung VR, Google Tango)</text:span> is connected via vo<text:span text:style-name="T11">ice</text:span>-chat using an existing specification like WebRTC. </text:p>
      <text:p text:style-name="P1"/>
      <text:p text:style-name="P1">Our special features for each of the <text:span text:style-name="T11">device</text:span> <text:span text:style-name="T12">are</text:span> <text:span text:style-name="T12">as following;</text:span></text:p>
      <text:p text:style-name="P1"/>
      <text:p text:style-name="P2">Personal Computer:</text:p>
      <text:p text:style-name="P1"/>
      <text:p text:style-name="P7"><text:span text:style-name="T1">F</text:span>unctions as an <text:span text:style-name="T1">a</text:span>dmin of the system. He can switch between all participants views, he can assign tasks to every participant change permissions. Tasks can consist of multiple orders, for example building a stack of multiple blocks. <text:span text:style-name="T1">Permissions include the ability of moving, highlighting (including annotating) and marking objects as immutable or invisible. The PC can establish a direct voice-chat to each participant, allowing them to answer vice versa. Recording of the scene including all <text:s/>movements of objects and participants is possible. The admin can set constraints to the baxter-robot, e.g. disallowing of specific movements.</text:span></text:p>
      <text:p text:style-name="P7"/>
      <text:p text:style-name="P3">HTC Vive</text:p>
      <text:p text:style-name="P1"/>
      <text:p text:style-name="P8"><text:span text:style-name="T3">The </text:span><text:span text:style-name="T4">wearer of the vive sees the scene as a virtual environment. The user can freely move inside the virtual environment using the tracking of the vive. The Vive’s controllers represent different tools to interact with the scene. </text:span><text:span text:style-name="T5">These tools allow you to:</text:span></text:p>
      <text:p text:style-name="P8"><text:span text:style-name="T5"/></text:p>
      <text:list xml:id="list5834621530245740286" text:style-name="L2">
        <text:list-item>
          <text:p text:style-name="P9"><text:span text:style-name="T4">p</text:span><text:span text:style-name="T5">ick- and place objects in the scene</text:span></text:p>
        </text:list-item>
        <text:list-item>
          <text:p text:style-name="P9"><text:span text:style-name="T4">inspect </text:span><text:span text:style-name="T5">objects, to show details</text:span></text:p>
        </text:list-item>
        <text:list-item>
          <text:p text:style-name="P10"><text:span text:style-name="T4">a</text:span><text:span text:style-name="T2">nnotate, to mark objects and add notes to them</text:span></text:p>
        </text:list-item>
        <text:list-item>
          <text:p text:style-name="P9"><text:span text:style-name="T4">zoom </text:span><text:span text:style-name="T5">into the scene</text:span></text:p>
        </text:list-item>
        <text:list-item>
          <text:p text:style-name="P10"><text:span text:style-name="T4">p</text:span><text:span text:style-name="T2">oint to objects like a laser-pointer</text:span></text:p>
        </text:list-item>
        <text:list-item>
          <text:p text:style-name="P10"><text:span text:style-name="T2">communicate, to interact using the voice chat</text:span></text:p>
        </text:list-item>
      </text:list>
      <text:p text:style-name="P11"><text:span text:style-name="T2"/></text:p>
      <text:p text:style-name="P11"><text:span text:style-name="T2"/></text:p>
      <text:p text:style-name="P12"><text:span text:style-name="T10">Samsung Gear VR</text:span></text:p>
      <text:p text:style-name="P8"><text:span text:style-name="T4"/></text:p>
      <text:p text:style-name="P13"><text:span text:style-name="T2">Interacting with the scene is accomplished using a </text:span><text:span text:style-name="T6">bluetooth </text:span><text:span text:style-name="T2">paired Dualshock game-controller. The buttons are mapped to the same tools as the ones in the vive-section of this document. </text:span><text:span text:style-name="T6">The controllers analog sticks allow you to move in the scene, head movements are calculated using the phones gyroscope.</text:span></text:p>
      <text:p text:style-name="P13"><text:span text:style-name="T6"/></text:p>
      <text:p text:style-name="P4"><text:span text:style-name="T2">Google Tango</text:span></text:p>
      <text:p text:style-name="P4"><text:span text:style-name="T2"/></text:p>
      <text:p text:style-name="P14"><text:span text:style-name="T2">Because Google Tango is a tablet, different approaches for a interaction with the scene are needed. Most of the tools </text:span><text:span text:style-name="T7">available for</text:span><text:span text:style-name="T2"> </text:span><text:span text:style-name="T9">S</text:span><text:span text:style-name="T2">amsung </text:span><text:span text:style-name="T9">VR</text:span><text:span text:style-name="T2"> and </text:span><text:span text:style-name="T9">HTC</text:span><text:span text:style-name="T7"> vive are also choose-able on the tablet, but controlled differently. For example zoom is realized using pinch-to-zoom gestures, pointing using a single tip on the touchscreen and so on. Special views for inspecting objects exist, allowing you to freely rotate and zoom the inspected object, as well as getting more detailed information about that object.</text:span></text:p>
      <text:p text:style-name="P13"><text:span text:style-name="T2"><text:s/></text:span></text:p>
      <text:p text:style-name="P6"><text:span text:style-name="T2">Implementation:</text:span></text:p>
      <text:p text:style-name="P15"><text:span text:style-name="T2">We plan to implement most of the software using C#. </text:span><text:span text:style-name="T8">The PC runs the unity-engine and acts as a server using </text:span><text:span text:style-name="T9">TECS</text:span><text:span text:style-name="T8"> as </text:span><text:span text:style-name="T9">P</text:span><text:span text:style-name="T8">u</text:span><text:span text:style-name="T9">b</text:span><text:span text:style-name="T8">lish-</text:span><text:span text:style-name="T9">S</text:span><text:span text:style-name="T8">ubscribe-Service. Coordinates of non-static objects are extracted in real-time and published on a certain channel. All clients subscribe to that channel and receive </text:span><text:span text:style-name="T9">real-</text:span><text:soft-page-break/><text:span text:style-name="T9">time</text:span><text:span text:style-name="T8"> coordinates of these object. Because all clients can also interact with the scene every device also acts publisher and therefore have a publish channel as well. </text:span><text:span text:style-name="T9">The communication-api will be realized in a THRIFT-model, so it will be possible to translate to different programming languages, if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5:02:15.325353142</meta:creation-date>
    <dc:date>2016-08-05T17:13:45.256112344</dc:date>
    <meta:editing-duration>PT36M36S</meta:editing-duration>
    <meta:editing-cycles>8</meta:editing-cycles>
    <meta:generator>LibreOffice/5.1.4.2$Linux_X86_64 LibreOffice_project/10m0$Build-2</meta:generator>
    <meta:document-statistic meta:table-count="0" meta:image-count="0" meta:object-count="0" meta:page-count="2" meta:paragraph-count="21" meta:word-count="460" meta:character-count="2891" meta:non-whitespace-character-count="2454"/>
  </office:meta>
</office:document-meta>
</file>